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in" loext:contextual-spacing="false"/>
      <style:text-properties officeooo:rsid="0001e82d" officeooo:paragraph-rsid="0001e82d"/>
    </style:style>
    <style:style style:name="P2" style:family="paragraph" style:parent-style-name="Standard" style:list-style-name="L1">
      <style:paragraph-properties fo:margin-top="0in" fo:margin-bottom="0.1in" loext:contextual-spacing="false"/>
      <style:text-properties officeooo:rsid="0001e82d" officeooo:paragraph-rsid="0001e82d"/>
    </style:style>
    <style:style style:name="P3" style:family="paragraph" style:parent-style-name="Standard">
      <style:paragraph-properties fo:margin-top="0in" fo:margin-bottom="0.1in" loext:contextual-spacing="false"/>
      <style:text-properties style:text-underline-style="solid" style:text-underline-width="auto" style:text-underline-color="font-color" fo:font-weight="bold" officeooo:rsid="0001e82d" officeooo:paragraph-rsid="0001e82d" style:font-weight-asian="bold" style:font-weight-complex="bold"/>
    </style:style>
    <style:style style:name="P4" style:family="paragraph" style:parent-style-name="Standard">
      <style:paragraph-properties fo:margin-top="0in" fo:margin-bottom="0.1in" loext:contextual-spacing="false"/>
      <style:text-properties style:text-underline-style="solid" style:text-underline-width="auto" style:text-underline-color="font-color" fo:font-weight="bold" officeooo:rsid="0002f825" officeooo:paragraph-rsid="0002f825" style:font-weight-asian="bold" style:font-weight-complex="bold"/>
    </style:style>
    <style:style style:name="P5" style:family="paragraph" style:parent-style-name="Standard">
      <style:paragraph-properties fo:margin-top="0in" fo:margin-bottom="0.1in" loext:contextual-spacing="false"/>
      <style:text-properties officeooo:rsid="0002f825" officeooo:paragraph-rsid="0002f825"/>
    </style:style>
    <style:style style:name="P6" style:family="paragraph" style:parent-style-name="Standard">
      <style:paragraph-properties fo:margin-top="0in" fo:margin-bottom="0.1in" loext:contextual-spacing="false"/>
      <style:text-properties officeooo:rsid="0002f825" officeooo:paragraph-rsid="000361f8"/>
    </style:style>
    <style:style style:name="P7" style:family="paragraph" style:parent-style-name="Standard">
      <style:paragraph-properties fo:margin-top="0in" fo:margin-bottom="0.1in" loext:contextual-spacing="false" fo:padding="0.0201in" fo:border="0.06pt dotted #000000" style:shadow="none"/>
      <style:text-properties fo:font-style="italic" officeooo:rsid="0001e82d" officeooo:paragraph-rsid="0001e82d" style:font-style-asian="italic" style:font-style-complex="italic"/>
    </style:style>
    <style:style style:name="P8" style:family="paragraph" style:parent-style-name="Header">
      <style:text-properties officeooo:rsid="000527e6" officeooo:paragraph-rsid="000527e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officeooo:rsid="000361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gratulations Redshirt, you've just graduated the academy and are on your way to Starbase K-9 where four of our heroic captains are waiting to recruit you aboard their Mango-class starships. Upon arrival you'll want to try to impress these captains will your enthusiasm and readiness for duty. They'll be interviewing you and testing you to determine whether you've got the grit, determination, and mettle to be a distinguished member of their crews. Prove yourself worthy and get a commission aboard one of the fleets capitol ships. Fail and you'll wash out spending the rest of your career peeling potatoes and scrubbing garbage cans. </text:p>
      <text:p text:style-name="P1">You'll be playing several characters over the course of this game as each has a terribly short life expectancy. You start off as a recent graduate of the academy and when your character dies he or she will be replaced by another member of that character's family, perhaps a brother, sister, father, mother, son , daughter, nephew, cousin, etc ... You get to decide who and what their relationship was to the recently deceased. The one thing you will share for certain is a surname. Thus, once you're an Alvarez, you're always an Alvarez, Once a Bowen always a Bowen, etc.. You should probably write your rank and surname on your name badge and just leave your first name off ie: MY NAME IS: Ensign Alvarez</text:p>
      <text:p text:style-name="P3">Understanding your character sheet: </text:p>
      <text:p text:style-name="P1">Your character sheet has three main parts. First is your character's name. As previously mentioned, your surname will remain constant throughout the game. Secondly there is a list of skills of which you will have only one at any given time. Third is your anger scale. </text:p>
      <text:p text:style-name="P1"><text:span text:style-name="T1">Changing your name: </text:span>When you die your replacement shares your surname but should have a different first name. After all you already look remarkably similar so having identical first and last names would just confuse everyone. The captains are likely to refer to you by last name anyway and it will probably be irritating if they uncaringly confuse you with your dead relative. So when you die just cross off your first name and replace it with another. Then report for duty, I hear there's a new opening. </text:p>
      <text:p text:style-name="P1"><text:span text:style-name="T1">Adjusting your anger level:</text:span> As a new recruit you start out at the "elated" level. You are happy to be here, it's an honor. You look forward to serving your captain and your ship with pride. There is nothing you wouldn't do for them. But as you die, see your friends die, and fail at missions you tend to get a bit more jaded. Over time your replacements get less and less enthusiastic, more bitter, and possibly even mutinous looking for revenge on the bastard that's been getting your family killed through their wanton carelessness. </text:p>
      <text:list xml:id="list4704991586907070277" text:style-name="L1">
        <text:list-item>
          <text:p text:style-name="P2">When you die, increase your anger level by one. Make a note of which captain you were working for at the time. Also (and this is very important) <text:span text:style-name="T2">Put a red flag marker on the ship you were working for at the time of your death</text:span>. The ship is represented by a bit of posterboard and there should be some red post-it flags available nearby. Just add one flag to the posterboad for the corresponding ship. </text:p>
        </text:list-item>
        <text:list-item>
          <text:p text:style-name="P2">When you survive but the mission you were on fails, increase your anger level by one . </text:p>
        </text:list-item>
        <text:list-item>
          <text:p text:style-name="P2">If you survive a mission that turns out to be a success, put a heart (or other applicable mark) next to the captain you were working for at the time. Clearly this guy is looking out for his crew and you'll admire him for that. </text:p>
        </text:list-item>
      </text:list>
      <text:p text:style-name="P5">You'll notice there are brief descriptions associated with the different anger levels (excited, concerned, terrified, etc.) How you decide to play these out is up to you. The general gist of things is that over time, as your family is being killed off by these captains your characters will become increasingly <text:soft-page-break/>disgruntled. While it might be best for you to simply resign your commission, you've signed contracts and that option is not available. </text:p>
      <text:p text:style-name="P5">By the final mission you'll have a pretty good idea how you feel about each of the captains. From personal experience first and formost and by general reputation secondly (that is, look at all the red flags on his/her ship – wow does he/she get people killed off quickly). It's possible you'll have mixed feelings about a captain with a mix of both hearts and hates associated with them. You'll have to figure out if you like and respect them more than you hate them. It's really your call. You have your reasons. <text:s/></text:p>
      <text:p text:style-name="P5"><text:span text:style-name="T1">Selecting a skill: </text:span><text:span text:style-name="T3">Each crewmember has one specialty/useful skill</text:span>. To start off just randomly circle one on your sheet. Congratulations, that was your major at the academy. You keep that skill until you die. Once you die, cross that skill off your sheet - it is no longer available to your family during the game. Now randomly select a different skill for your successor from those remaining on your list. Repeat this process every time you die. Even though you may die a lot, you are not likely to run out of available skills to chose for your successors. </text:p>
      <text:p text:style-name="P6"><text:span text:style-name="T1">The Final Mission:</text:span> After the training exercises <text:span text:style-name="T4">are completed </text:span>each recruit <text:span text:style-name="T4">will be assigned to one of the ships. The fleet-approved process for crew assignment uses a complex algorithm that to the untrained eye looks a lot like random chance. The captain of the ship will then take the new crew on a shakedown mission the details of which will be revealed at that time. One of the captains, he who performed the best, will be promoted to admiral of the fleet. </text:span></text:p>
      <text:p text:style-name="P4">So what's my background?: </text:p>
      <text:p text:style-name="P5">For the most part you get to decide. Corne up with a backstory as minimal or detailed as you like. Share it with your fellow recruits and even with your captains if they bother to ask. Be ready to adapt however as you are likely to die and you'll need to come up with another one quickly. If you'd like to plan out your backgrounds for successive characters ahead of time please feel free to do so. Pretty much anything you decide to incorporate will work. The more you can work that background into the story of the success or failure of a mission the better. Note that your background won't change the outcome (success or failure/ number of deaths) but it should make the story for how that result came about more interesting. </text:p>
      <text:p text:style-name="P5">In addition to what you come up with some characters may be given additional background story cards. These will be simple little things like "In a Relationship" which can be used to create a relationship between two characters (such as "we're engaged" or some such). As you'd expect, one side of that relationship will be more likely to die in any encounter so that the other may be left to lament and cry themselves to sleep at night. If you have any of these cards in your character packet you may play them at any time (follow the text on the card). You do not need to play them for your first character, but should probably try to play them prior to the final mi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527e6" officeooo:paragraph-rsid="000527e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DSHIRTS<text:tab/><text:tab/>A comedic game of death and suffer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23S</meta:editing-duration>
    <meta:editing-cycles>6</meta:editing-cycles>
    <meta:generator>LibreOffice/5.1.6.2$Windows_x86 LibreOffice_project/07ac168c60a517dba0f0d7bc7540f5afa45f0909</meta:generator>
    <dc:date>2017-08-19T12:21:41.247000000</dc:date>
    <meta:document-statistic meta:table-count="0" meta:image-count="0" meta:object-count="0" meta:page-count="2" meta:paragraph-count="17" meta:word-count="1220" meta:character-count="6861" meta:non-whitespace-character-count="5643"/>
    <meta:user-defined meta:name="Info 1"/>
    <meta:user-defined meta:name="Info 2"/>
    <meta:user-defined meta:name="Info 3"/>
    <meta:user-defined meta:name="Info 4"/>
  </office:meta>
</office:document-meta>
</file>